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fo:orphans="0" fo:widows="0" style:text-autospace="none"/>
      <style:text-properties style:font-name="Arial" fo:font-weight="bold" style:font-weight-asian="bold" style:font-name-complex="Arial"/>
    </style:style>
    <style:style style:name="P2" style:family="paragraph" style:parent-style-name="Standard">
      <style:paragraph-properties fo:line-height="100%" fo:text-align="center" style:justify-single-word="false" fo:orphans="0" fo:widows="0" style:text-autospace="none"/>
      <style:text-properties style:font-name="Arial" fo:font-weight="bold" style:font-weight-asian="bold" style:font-name-complex="Arial"/>
    </style:style>
    <style:style style:name="P3" style:family="paragraph" style:parent-style-name="Standard">
      <style:paragraph-properties fo:text-align="center" style:justify-single-word="false" fo:orphans="0" fo:widows="0" style:text-autospace="none"/>
      <style:text-properties style:font-name="Arial" style:font-name-complex="Arial"/>
    </style:style>
    <style:style style:name="P4" style:family="paragraph" style:parent-style-name="Standard">
      <style:text-properties style:font-name="Arial" fo:font-size="10pt" style:font-size-asian="10pt" style:font-name-complex="Arial" style:font-size-complex="10pt"/>
    </style:style>
    <style:style style:name="P5" style:family="paragraph" style:parent-style-name="Standard">
      <style:paragraph-properties fo:orphans="0" fo:widows="0" style:text-autospace="none"/>
      <style:text-properties style:font-name="Arial" fo:font-size="10pt" style:font-size-asian="10pt" style:font-name-complex="Arial" style:font-size-complex="10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fo:orphans="0" fo:widows="0" style:text-autospace="none"/>
      <style:text-properties style:font-name="Arial" fo:font-size="10pt" style:font-size-asian="10pt" style:font-name-complex="Arial" style:font-size-complex="10pt"/>
    </style:style>
    <style:style style:name="P8" style:family="paragraph" style:parent-style-name="Standard">
      <style:paragraph-properties style:line-height-at-least="0.1665in" fo:hyphenation-ladder-count="no-limit">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9" style:family="paragraph" style:parent-style-name="Standard">
      <style:paragraph-properties style:text-autospace="none"/>
      <style:text-properties style:font-name="Arial" fo:font-size="10pt" style:font-size-asian="10pt" style:font-name-complex="Arial" style:font-size-complex="10pt"/>
    </style:style>
    <style:style style:name="P10" style:family="paragraph" style:parent-style-name="Standard">
      <style:paragraph-properties style:text-autospace="none"/>
      <style:text-properties style:font-name="Arial" fo:font-size="10pt" style:font-size-asian="10pt" style:font-name-complex="Arial" style:font-size-complex="10pt" style:font-weight-complex="bold"/>
    </style:style>
    <style:style style:name="P11" style:family="paragraph" style:parent-style-name="Standard">
      <style:paragraph-properties fo:line-height="0.1665in"/>
      <style:text-properties style:font-name="Arial" fo:font-size="10pt" style:font-size-asian="10pt" style:font-name-complex="Arial" style:font-size-complex="10pt"/>
    </style:style>
    <style:style style:name="P12" style:family="paragraph" style:parent-style-name="Standard">
      <style:paragraph-properties fo:line-height="100%" fo:text-align="center" style:justify-single-word="false" fo:orphans="0" fo:widows="0" style:text-autospace="none"/>
      <style:text-properties style:font-name="Arial" fo:font-weight="normal" style:font-weight-asian="normal" style:font-name-complex="Arial" style:font-weight-complex="normal"/>
    </style:style>
    <style:style style:name="P13" style:family="paragraph" style:parent-style-name="Standard">
      <style:text-properties fo:font-size="10pt" style:font-size-asian="10pt" style:font-size-complex="10pt"/>
    </style:style>
    <style:style style:name="P14" style:family="paragraph" style:parent-style-name="Standard">
      <style:paragraph-properties style:line-height-at-least="0.1665in" fo:hyphenation-ladder-count="no-limit">
        <style:tab-stops>
          <style:tab-stop style:position="-0.5in"/>
        </style:tab-stops>
      </style:paragraph-properties>
      <style:text-properties fo:font-size="10pt" style:font-size-asian="10pt" style:font-size-complex="10pt" fo:hyphenate="false" fo:hyphenation-remain-char-count="2" fo:hyphenation-push-char-count="2"/>
    </style:style>
    <style:style style:name="P15" style:family="paragraph" style:parent-style-name="Standard">
      <style:paragraph-properties style:text-autospace="none"/>
      <style:text-properties fo:font-size="10pt" style:font-size-asian="10pt" style:font-size-complex="10pt"/>
    </style:style>
    <style:style style:name="P16" style:family="paragraph" style:parent-style-name="Standard">
      <style:paragraph-properties style:text-autospace="none"/>
      <style:text-properties fo:font-size="10pt" style:font-size-asian="10pt" style:font-size-complex="10pt" style:font-weight-complex="bold"/>
    </style:style>
    <style:style style:name="P17" style:family="paragraph" style:parent-style-name="Standard">
      <style:paragraph-properties fo:line-height="0.1665in"/>
      <style:text-properties fo:font-size="10pt" style:font-size-asian="10pt" style:font-size-complex="10pt"/>
    </style:style>
    <style:style style:name="P18" style:family="paragraph" style:parent-style-name="Standard">
      <style:paragraph-properties fo:orphans="0" fo:widows="0" style:text-autospace="none"/>
      <style:text-properties fo:font-size="10pt" style:font-size-asian="10pt" style:font-size-complex="10pt"/>
    </style:style>
    <style:style style:name="P19" style:family="paragraph" style:parent-style-name="Standard">
      <style:paragraph-properties fo:orphans="0" fo:widows="0" style:text-autospace="none"/>
      <style:text-properties style:font-name="Courier New" fo:font-size="10pt" style:font-size-asian="10pt" style:font-name-complex="Courier New" style:font-size-complex="10pt"/>
    </style:style>
    <style:style style:name="P20"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P21"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2" style:family="paragraph" style:parent-style-name="Standard">
      <style:paragraph-properties fo:orphans="0" fo:widows="0" style:text-autospace="none"/>
      <style:text-properties style:font-name="Courier New" fo:font-size="10pt" fo:font-weight="bold" style:font-size-asian="10pt" style:font-weight-asian="bold" style:font-name-complex="Courier New" style:font-size-complex="10pt"/>
    </style:style>
    <style:style style:name="P23" style:family="paragraph" style:parent-style-name="Standard">
      <style:paragraph-properties style:line-height-at-least="0.1665in" fo:hyphenation-ladder-count="no-limit">
        <style:tab-stops>
          <style:tab-stop style:position="-0.5in"/>
        </style:tab-stops>
      </style:paragraph-properties>
      <style:text-properties style:font-name="Courier New" style:font-name-complex="Courier New" fo:hyphenate="false" fo:hyphenation-remain-char-count="2" fo:hyphenation-push-char-count="2"/>
    </style:style>
    <style:style style:name="P24" style:family="paragraph" style:parent-style-name="Standard">
      <style:text-properties fo:color="#000000" fo:font-size="10pt" style:font-size-asian="10pt" style:font-size-complex="10pt"/>
    </style:style>
    <style:style style:name="P25" style:family="paragraph" style:parent-style-name="Standard">
      <style:text-properties fo:color="#000000" style:font-name="Arial" fo:font-size="10pt" style:font-size-asian="10pt" style:font-name-complex="Arial" style:font-size-complex="10pt"/>
    </style:style>
    <style:style style:name="P26" style:family="paragraph" style:parent-style-name="Standard">
      <style:paragraph-properties fo:line-height="0.1665in"/>
    </style:style>
    <style:style style:name="P27" style:family="paragraph" style:parent-style-name="Standard">
      <style:paragraph-properties fo:margin-left="0.5in" fo:margin-right="0in" fo:margin-top="0in" fo:margin-bottom="0in" style:line-height-at-least="0.1665in" fo:hyphenation-ladder-count="no-limit" fo:text-indent="0.5in" style:auto-text-indent="false">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8" style:family="paragraph" style:parent-style-name="Standard">
      <style:paragraph-properties fo:margin-left="0.5in" fo:margin-right="0in" fo:margin-top="0in" fo:margin-bottom="0in" style:line-height-at-least="0.1665in"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29" style:family="paragraph" style:parent-style-name="Standard">
      <style:paragraph-properties fo:margin-left="0.5in" fo:margin-right="0in" fo:margin-top="0in" fo:margin-bottom="0in" style:line-height-at-least="0.1665in" fo:orphans="0" fo:widows="0"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30" style:family="paragraph" style:parent-style-name="Standard">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31" style:family="paragraph" style:parent-style-name="Standard">
      <style:paragraph-properties fo:margin-left="0.5in" fo:margin-right="0in" fo:text-indent="0.5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32" style:family="paragraph" style:parent-style-name="Standard">
      <style:paragraph-properties fo:margin-left="0.25in" fo:margin-right="0in" fo:text-indent="0in" style:auto-text-indent="false"/>
    </style:style>
    <style:style style:name="P33" style:family="paragraph" style:parent-style-name="Standard">
      <style:paragraph-properties fo:margin-left="0.25in" fo:margin-right="0in" fo:text-indent="0in" style:auto-text-indent="false"/>
      <style:text-properties style:font-name="Arial" fo:font-size="10pt" style:font-size-asian="10pt" style:font-name-complex="Arial" style:font-size-complex="10pt"/>
    </style:style>
    <style:style style:name="P34" style:family="paragraph" style:parent-style-name="Standard">
      <style:paragraph-properties fo:margin-left="0.25in" fo:margin-right="0in" fo:text-indent="0in" style:auto-text-indent="false"/>
      <style:text-properties fo:font-size="10pt" style:font-size-asian="10pt" style:font-size-complex="10pt"/>
    </style:style>
    <style:style style:name="P35" style:family="paragraph" style:parent-style-name="Standard">
      <style:paragraph-properties fo:margin-left="1in" fo:margin-right="0in" style:line-height-at-least="0.1665in" fo:hyphenation-ladder-count="no-limit" fo:text-indent="-1in" style:auto-text-indent="false">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36" style:family="paragraph" style:parent-style-name="Standard">
      <style:paragraph-properties fo:margin-left="1in" fo:margin-right="0in" fo:orphans="0" fo:widows="0" fo:text-indent="-1in" style:auto-text-indent="false" style:text-autospace="none"/>
      <style:text-properties style:font-name="Arial" fo:font-size="10pt" style:font-size-asian="10pt" style:font-name-complex="Arial" style:font-size-complex="10pt"/>
    </style:style>
    <style:style style:name="P37" style:family="paragraph" style:parent-style-name="Standard">
      <style:paragraph-properties fo:margin-left="1in" fo:margin-right="0in" fo:orphans="0" fo:widows="0" fo:text-indent="-1in" style:auto-text-indent="false" style:text-autospace="none"/>
      <style:text-properties fo:font-size="10pt" style:font-size-asian="10pt" style:font-size-complex="10pt"/>
    </style:style>
    <style:style style:name="P38" style:family="paragraph" style:parent-style-name="Standard">
      <style:paragraph-properties fo:margin-left="1in" fo:margin-right="0in" fo:orphans="0" fo:widows="0" fo:text-indent="-1in" style:auto-text-indent="false" style:text-autospace="none"/>
      <style:text-properties style:font-name="Courier New" fo:font-size="10pt" fo:font-weight="bold" style:font-size-asian="10pt" style:font-weight-asian="bold" style:font-name-complex="Courier New" style:font-size-complex="10pt"/>
    </style:style>
    <style:style style:name="P39" style:family="paragraph" style:parent-style-name="Standard">
      <style:paragraph-properties fo:margin-left="1in" fo:margin-right="0in" fo:margin-top="0in" fo:margin-bottom="0in" style:line-height-at-least="0.1665in" fo:orphans="0" fo:widows="0" fo:hyphenation-ladder-count="no-limit" fo:text-indent="-1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40"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style:text-autospace="none">
        <style:tab-stops>
          <style:tab-stop style:position="-0.5in"/>
        </style:tab-stops>
      </style:paragraph-properties>
      <style:text-properties style:font-name="Arial" fo:font-size="12pt" fo:font-weight="normal" style:font-size-asian="12pt" style:font-weight-asian="normal" style:font-name-complex="Arial" style:font-size-complex="12pt" style:font-weight-complex="normal" fo:hyphenate="false" fo:hyphenation-remain-char-count="2" fo:hyphenation-push-char-count="2"/>
    </style:style>
    <style:style style:name="P41"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fo:break-before="page" style:text-autospace="none">
        <style:tab-stops>
          <style:tab-stop style:position="-0.5in"/>
        </style:tab-stops>
      </style:paragraph-properties>
      <style:text-properties style:font-name="Arial" fo:font-size="12pt" fo:font-weight="bold" style:font-size-asian="12pt" style:font-weight-asian="bold" style:font-name-complex="Arial" style:font-size-complex="12pt" style:font-weight-complex="bold" fo:hyphenate="false" fo:hyphenation-remain-char-count="2" fo:hyphenation-push-char-count="2"/>
    </style:style>
    <style:style style:name="P42" style:family="paragraph" style:parent-style-name="Standard">
      <style:paragraph-properties fo:margin-left="1in" fo:margin-right="0in" fo:text-indent="-0.5in" style:auto-text-indent="false" style:text-autospace="none"/>
      <style:text-properties fo:font-size="10pt" style:font-size-asian="10pt" style:font-size-complex="10pt"/>
    </style:style>
    <style:style style:name="P43" style:family="paragraph" style:parent-style-name="Standard">
      <style:paragraph-properties fo:margin-left="1in" fo:margin-right="0in" fo:text-indent="-0.5in" style:auto-text-indent="false" style:text-autospace="none"/>
      <style:text-properties style:font-name="Arial" fo:font-size="10pt" style:font-size-asian="10pt" style:font-name-complex="Arial" style:font-size-complex="10pt"/>
    </style:style>
    <style:style style:name="P44" style:family="paragraph" style:parent-style-name="Standard">
      <style:paragraph-properties fo:margin-left="0.5in" fo:margin-right="0in" fo:orphans="0" fo:widows="0" fo:text-indent="-0.5in" style:auto-text-indent="false" style:text-autospace="none"/>
      <style:text-properties fo:font-size="10pt" style:font-size-asian="10pt" style:font-size-complex="10pt"/>
    </style:style>
    <style:style style:name="P45" style:family="paragraph" style:parent-style-name="Standard">
      <style:paragraph-properties fo:margin-left="0.5in" fo:margin-right="0in" fo:line-height="0.1665in" fo:text-indent="-0.5in" style:auto-text-indent="false"/>
      <style:text-properties fo:font-size="10pt" style:font-size-asian="10pt" style:font-size-complex="10pt"/>
    </style:style>
    <style:style style:name="P46" style:family="paragraph" style:parent-style-name="Standard">
      <style:paragraph-properties fo:margin-left="0.5in" fo:margin-right="0in" fo:text-indent="-0.5in" style:auto-text-indent="false" style:text-autospace="none"/>
      <style:text-properties style:font-name="Arial" fo:font-size="10pt" style:font-size-asian="10pt" style:font-name-complex="Arial" style:font-size-complex="10pt"/>
    </style:style>
    <style:style style:name="P47" style:family="paragraph" style:parent-style-name="Standard">
      <style:paragraph-properties fo:margin-left="0.6902in" fo:margin-right="0in" fo:text-indent="-0.6902in" style:auto-text-indent="false" style:text-autospace="none"/>
      <style:text-properties style:font-name="Arial" fo:font-size="10pt" style:font-size-asian="10pt" style:font-name-complex="Arial" style:font-size-complex="10pt"/>
    </style:style>
    <style:style style:name="P48" style:family="paragraph" style:parent-style-name="Standard">
      <style:paragraph-properties fo:margin-left="1in" fo:margin-right="0in" fo:text-indent="0.5in" style:auto-text-indent="false"/>
      <style:text-properties fo:color="#000000" style:font-name="Arial" fo:font-size="10pt" style:font-size-asian="10pt" style:font-name-complex="Arial" style:font-size-complex="10pt"/>
    </style:style>
    <style:style style:name="P49" style:family="paragraph" style:parent-style-name="Normal_20__28_Web_29_">
      <style:paragraph-properties fo:margin-top="0in" fo:margin-bottom="0in"/>
      <style:text-properties style:font-name="Arial" fo:font-size="10pt" style:font-size-asian="10pt" style:font-name-complex="Arial" style:font-size-complex="10pt"/>
    </style:style>
    <style:style style:name="P50"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51"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52" style:family="paragraph" style:parent-style-name="Heading_20_7">
      <style:paragraph-properties fo:margin-top="0in" fo:margin-bottom="0in">
        <style:tab-stops>
          <style:tab-stop style:position="0.798in"/>
        </style:tab-stops>
      </style:paragraph-properties>
      <style:text-properties fo:font-size="10pt" style:font-size-asian="10pt" style:font-size-complex="10pt"/>
    </style:style>
    <style:style style:name="P53" style:family="paragraph" style:parent-style-name="Heading_20_3">
      <style:paragraph-properties fo:margin-top="0in" fo:margin-bottom="0in"/>
      <style:text-properties style:font-name="Arial" fo:font-size="10pt" fo:font-weight="normal" style:font-size-asian="10pt" style:font-weight-asian="normal" style:font-name-complex="Arial" style:font-size-complex="10pt"/>
    </style:style>
    <style:style style:name="P54" style:family="paragraph" style:parent-style-name="Heading_20_3">
      <style:paragraph-properties fo:margin-top="0in" fo:margin-bottom="0in"/>
      <style:text-properties fo:font-size="10pt" style:font-size-asian="10pt" style:font-size-complex="10pt"/>
    </style:style>
    <style:style style:name="P55" style:family="paragraph" style:parent-style-name="Heading_20_3">
      <style:paragraph-properties fo:margin-left="0.5in" fo:margin-right="0in" fo:margin-top="0in" fo:margin-bottom="0in" fo:text-indent="-0.5in" style:auto-text-indent="false"/>
      <style:text-properties fo:font-size="10pt" style:font-size-asian="10pt" style:font-size-complex="10pt"/>
    </style:style>
    <style:style style:name="P56" style:family="paragraph" style:parent-style-name="Heading_20_3">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57"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normal" fo:hyphenate="false" fo:hyphenation-remain-char-count="2" fo:hyphenation-push-char-count="2"/>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font-style="normal" style:font-style-asian="normal" style:font-name-complex="Arial" style:font-style-complex="normal"/>
    </style:style>
    <style:style style:name="T4" style:family="text">
      <style:text-properties style:font-name="Arial" fo:font-size="10pt" fo:font-style="normal" style:font-size-asian="10pt" style:font-style-asian="normal" style:font-name-complex="Arial" style:font-size-complex="10pt" style:font-style-complex="normal"/>
    </style:style>
    <style:style style:name="T5" style:family="text">
      <style:text-properties style:font-name="Arial" fo:font-size="10pt" style:font-size-asian="10pt" style:font-name-complex="Arial" style:font-size-complex="10pt"/>
    </style:style>
    <style:style style:name="T6" style:family="text">
      <style:text-properties style:font-name="Arial" fo:font-weight="bold" style:font-weight-asian="bold" style:font-name-complex="Arial"/>
    </style:style>
    <style:style style:name="T7" style:family="text">
      <style:text-properties style:font-name="Arial" fo:font-weight="normal" style:font-weight-asian="normal" style:font-name-complex="Arial"/>
    </style:style>
    <style:style style:name="T8" style:family="text">
      <style:text-properties style:font-name="Courier New" fo:font-style="normal" fo:font-weight="bold" style:font-style-asian="normal" style:font-weight-asian="bold" style:font-name-complex="Courier New"/>
    </style:style>
    <style:style style:name="T9" style:family="text">
      <style:text-properties style:font-name="Courier New" fo:font-style="normal" fo:font-weight="bold" style:font-style-asian="normal" style:font-weight-asian="bold" style:font-name-complex="Courier New" style:font-style-complex="normal"/>
    </style:style>
    <style:style style:name="T10" style:family="text">
      <style:text-properties style:font-name="Courier New" fo:font-style="normal" style:font-style-asian="normal" style:font-name-complex="Courier New"/>
    </style:style>
    <style:style style:name="T11" style:family="text">
      <style:text-properties style:font-name="Courier New" fo:font-weight="bold" style:font-weight-asian="bold" style:font-name-complex="Courier New"/>
    </style:style>
    <style:style style:name="T12" style:family="text">
      <style:text-properties style:font-name="Courier New" fo:font-weight="bold" style:font-weight-asian="bold" style:font-name-complex="Courier New" style:font-weight-complex="bold"/>
    </style:style>
    <style:style style:name="T13" style:family="text">
      <style:text-properties style:font-name="Courier New" fo:font-size="10pt" fo:font-style="normal" fo:font-weight="bold" style:font-size-asian="10pt" style:font-style-asian="normal" style:font-weight-asian="bold" style:font-name-complex="Courier New" style:font-size-complex="10pt"/>
    </style:style>
    <style:style style:name="T14" style:family="text">
      <style:text-properties style:font-name="Courier New" fo:font-size="10pt" fo:font-style="normal" fo:font-weight="bold" style:font-size-asian="10pt" style:font-style-asian="normal" style:font-weight-asian="bold" style:font-name-complex="Courier New" style:font-size-complex="10pt" style:font-style-complex="normal"/>
    </style:style>
    <style:style style:name="T15" style:family="text">
      <style:text-properties style:font-name="Courier New" fo:font-size="10pt" fo:font-style="normal" fo:font-weight="normal" style:font-size-asian="10pt" style:font-style-asian="normal" style:font-weight-asian="normal" style:font-name-complex="Courier New" style:font-size-complex="10pt" style:font-weight-complex="normal"/>
    </style:style>
    <style:style style:name="T16" style:family="text">
      <style:text-properties style:font-name="Courier New" fo:font-size="10pt" fo:font-weight="bold" style:font-size-asian="10pt" style:font-weight-asian="bold" style:font-name-complex="Courier New" style:font-size-complex="10pt"/>
    </style:style>
    <style:style style:name="T17" style:family="text">
      <style:text-properties style:font-name="Courier New" fo:font-style="italic" fo:font-weight="bold" style:font-style-asian="italic" style:font-weight-asian="bold" style:font-name-complex="Courier New"/>
    </style:style>
    <style:style style:name="T18" style:family="text">
      <style:text-properties style:font-name="Courier New" style:font-name-complex="Courier New"/>
    </style:style>
    <style:style style:name="T19" style:family="text">
      <style:text-properties fo:font-style="normal" style:font-style-asian="normal" style:font-style-complex="normal"/>
    </style:style>
    <style:style style:name="T20" style:family="text">
      <style:text-properties fo:font-weight="bold" style:font-weight-asian="bold"/>
    </style:style>
    <style:style style:name="T21"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text:p>
      <text:p text:style-name="P3">QUANTUM NUMBERS</text:p>
      <text:p text:style-name="P3">Novice</text:p>
      <text:p text:style-name="P5"/>
      <text:p text:style-name="P7">Source file:<text:tab/> problem1.java</text:p>
      <text:p text:style-name="P5"/>
      <text:p text:style-name="P13"><text:span text:style-name="T1">In Quantum Mechanics (which you need to know nothing about to solve this problem), a set of four numbers are often used to describe an electron of an atom. The first three of these numbers are integers and are labeled </text:span><text:span text:style-name="Emphasis"><text:span text:style-name="T8">n, p</text:span></text:span><text:span text:style-name="Emphasis"><text:span text:style-name="T11">, </text:span></text:span><text:span text:style-name="Emphasis"><text:span text:style-name="T3">and</text:span></text:span><text:span text:style-name="Emphasis"><text:span text:style-name="T11"> </text:span></text:span><text:span text:style-name="Emphasis"><text:span text:style-name="T9">m</text:span></text:span><text:span text:style-name="Emphasis"><text:span text:style-name="T11">,</text:span></text:span><text:span text:style-name="T1"> in that order. These integers are subject to the following restrictions: </text:span></text:p>
      <text:p text:style-name="P4"/>
      <text:p text:style-name="P32"><text:span text:style-name="Emphasis"><text:span text:style-name="T15">1.</text:span></text:span><text:span text:style-name="Emphasis"><text:span text:style-name="T13"><text:tab/></text:span></text:span><text:span text:style-name="Emphasis"><text:span text:style-name="T14">n</text:span></text:span><text:span text:style-name="T4">:</text:span><text:span text:style-name="T5"> Integer values such that </text:span><text:span text:style-name="Emphasis"><text:span text:style-name="T13">n</text:span></text:span><text:span text:style-name="T5"> is greater than or equal to one (</text:span><text:span text:style-name="Emphasis"><text:span text:style-name="T13">n </text:span></text:span><text:span text:style-name="Emphasis"><text:span text:style-name="T16">≥ 1</text:span></text:span><text:span text:style-name="T5">). </text:span></text:p>
      <text:p text:style-name="P32"><text:span text:style-name="Emphasis"><text:span text:style-name="T19"/></text:span></text:p>
      <text:p text:style-name="P32"><text:span text:style-name="Emphasis"><text:span text:style-name="T4">2. </text:span></text:span><text:span text:style-name="Emphasis"><text:span text:style-name="T5"><text:s text:c="2"/><text:tab/></text:span></text:span><text:span text:style-name="Emphasis"><text:span text:style-name="T14">p</text:span></text:span><text:span text:style-name="T4">:</text:span><text:span text:style-name="T5"> Integer</text:span> <text:span text:style-name="T5">values such that </text:span><text:span text:style-name="Emphasis"><text:span text:style-name="T13">p</text:span></text:span><text:span text:style-name="T5"> <text:s/>is greater than or equal to zero and is less than or equal to </text:span><text:span text:style-name="Emphasis"><text:span text:style-name="T13">n</text:span></text:span><text:span text:style-name="T5"> minus <text:tab/>one. (</text:span><text:span text:style-name="Emphasis"><text:span text:style-name="T13">0 </text:span></text:span><text:span text:style-name="Emphasis"><text:span text:style-name="T16">≤ p ≤ n-1</text:span></text:span><text:span text:style-name="T5">). </text:span></text:p>
      <text:p text:style-name="P33"/>
      <text:p text:style-name="P34"><text:span text:style-name="T1">3.<text:tab/></text:span><text:span text:style-name="Emphasis"><text:span text:style-name="T8">m</text:span></text:span><text:span text:style-name="T1">: Integer values such that </text:span><text:span text:style-name="Emphasis"><text:span text:style-name="T8">m</text:span></text:span><text:span text:style-name="T1"> is between minus </text:span><text:span text:style-name="Emphasis"><text:span text:style-name="T8">p</text:span></text:span><text:span text:style-name="T1"> and positive </text:span><text:span text:style-name="Emphasis"><text:span text:style-name="T8">p</text:span></text:span><text:span text:style-name="Emphasis"><text:span text:style-name="T11">,</text:span></text:span><text:span text:style-name="Emphasis"><text:span text:style-name="T6"> </text:span></text:span><text:span text:style-name="Emphasis"><text:span text:style-name="T1">inclusive</text:span></text:span><text:span text:style-name="T17">.</text:span><text:span text:style-name="T1"> (</text:span><text:span text:style-name="Emphasis"><text:span text:style-name="T8">-p</text:span></text:span><text:span text:style-name="Emphasis"><text:span text:style-name="T11"> ≤ m ≤ </text:span></text:span><text:span text:style-name="Emphasis"><text:span text:style-name="T9">p</text:span></text:span><text:span text:style-name="T1">) </text:span></text:p>
      <text:p text:style-name="P33"/>
      <text:p text:style-name="P49">The purpose of this problem is to write a program that will determine if 3 given integers determine a valid quantum set. </text:p>
      <text:p text:style-name="P49"/>
      <text:h text:style-name="P53" text:outline-level="3">INPUT:<text:tab/>Your program should accept three integers separated by at least one space at the prompt</text:h>
      <text:h text:style-name="P54" text:outline-level="3"><text:span text:style-name="T7"><text:tab/> </text:span><text:span text:style-name="T1">‘</text:span><text:span text:style-name="T18">Enter Three Integers</text:span><text:span text:style-name="T1">:</text:span><text:span text:style-name="T7"> </text:span><text:span text:style-name="T1">’</text:span><text:span text:style-name="T7">. Your program should continue to accept inputs until a 0 is entered for all of the integer values. At this point your program should terminate without further output.</text:span></text:h>
      <text:h text:style-name="P53" text:outline-level="3"/>
      <text:h text:style-name="P55" text:outline-level="3"><text:span text:style-name="T7">OUTPUT: For each quantum set of integers, your program will output ‘</text:span><text:span text:style-name="T18">Valid</text:span><text:span text:style-name="T7">‘ if it is a valid set of quantum integers. If the set is invalid, then you will output ‘</text:span><text:span text:style-name="T18">Invalid</text:span><text:span text:style-name="T7">’ followed by the integer name that is invalid. The input set could be invalid for a number of reasons. Your program should only print the first one. Check for </text:span><text:span text:style-name="Emphasis"><text:span text:style-name="T10">n</text:span></text:span><text:span text:style-name="T7">, then </text:span><text:span text:style-name="Emphasis"><text:span text:style-name="T10">p</text:span></text:span><text:span text:style-name="T7">, and finally </text:span><text:span text:style-name="Emphasis"><text:span text:style-name="T10">m</text:span></text:span><text:span text:style-name="T7">. </text:span></text:h>
      <text:h text:style-name="P53" text:outline-level="3"/>
      <text:h text:style-name="P54" text:outline-level="3"><text:span text:style-name="T7">EXAMPLE:<text:tab/></text:span><text:span text:style-name="T18">Enter Three Integers: 3 3 4</text:span></text:h>
      <text:h text:style-name="P56" text:outline-level="3">Invalid p</text:h>
      <text:h text:style-name="P56" text:outline-level="3">Enter Three Integers: -1 2 3</text:h>
      <text:h text:style-name="P56" text:outline-level="3">Invalid n</text:h>
      <text:h text:style-name="P56" text:outline-level="3">Enter Three Integers: 3 2 -4</text:h>
      <text:h text:style-name="P52" text:outline-level="7"><text:span text:style-name="T7"><text:s text:c="4"/><text:tab/> <text:s text:c="2"/>I</text:span><text:span text:style-name="T18">nvalid m<text:tab/></text:span></text:h>
      <text:h text:style-name="P56" text:outline-level="3">Enter Three Integers: 2 1 -1</text:h>
      <text:h text:style-name="P56" text:outline-level="3">Valid</text:h>
      <text:h text:style-name="P56" text:outline-level="3">Enter Three Integers: 0 0 0</text:h>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text:soft-page-break/>Problem #2</text:p>
      <text:p text:style-name="P3">DAY OF WEEK</text:p>
      <text:p text:style-name="P3">Novice</text:p>
      <text:p text:style-name="P5"/>
      <text:p text:style-name="P7">Source File:<text:tab/>problem2.java</text:p>
      <text:p text:style-name="P5"/>
      <text:p text:style-name="P19"/>
      <text:p text:style-name="P8">The purpose of this problem is to convert a Gregorian date given in the form: month/day/year (mm/dd/yyyy) to its day of the week (Sunday, Monday, Tuesday, …, Saturday). The following describes an algorithm for doing this:</text:p>
      <text:p text:style-name="P8"/>
      <text:p text:style-name="P8">Let M be the month of the year.</text:p>
      <text:p text:style-name="P8">Let m be the month number derived from M by the rule: m is M-2 if M ≥ 3 and m is M + 10; otherwise.</text:p>
      <text:p text:style-name="P8">Let d be the day of the month.</text:p>
      <text:p text:style-name="P8">Let y be the year of the century. (e.g. for 1984, 84 is the year of the century)</text:p>
      <text:p text:style-name="P8">If M ≤ 2, then subtract 1 from y</text:p>
      <text:p text:style-name="P8">Let c be the number of the previous century. (e.g. for 1984, 19 is the number of the previous century)</text:p>
      <text:p text:style-name="P8">Let A be the integer part of (13m - 1)/5.</text:p>
      <text:p text:style-name="P8">Let B be the integer part of y/4.</text:p>
      <text:p text:style-name="P8">Let C be the integer part of c/4.</text:p>
      <text:p text:style-name="P8">Let D be A + B + C + d + y - 2c.</text:p>
      <text:p text:style-name="P8">Let R be the remainder of D/7.</text:p>
      <text:p text:style-name="P8">Interpret R as Sunday if R = 0, Monday if R = 1, Tuesday if R = 2, etc.</text:p>
      <text:p text:style-name="P8"/>
      <text:p text:style-name="P35">INPUT:<text:tab/>Your program should accept a date in the form: <text:s/>mm/dd/yyyy at a prompt: ‘Enter date: ‘. <text:s/>You will continue accepting dates until the date: 00/00/0000 is entered. At this point your program should terminate without further output.</text:p>
      <text:p text:style-name="P23"/>
      <text:p text:style-name="P8">OUTPUT:<text:tab/>For each date, output a line in the form:</text:p>
      <text:p text:style-name="P8"/>
      <text:p text:style-name="P20"><text:tab/><text:tab/><text:tab/><text:span text:style-name="T20">mm/dd/yyyy is a XXXXXXXX </text:span></text:p>
      <text:p text:style-name="P20"/>
      <text:p text:style-name="P14"><text:span text:style-name="T1"><text:tab/><text:tab/>where </text:span><text:span text:style-name="T11">mm/dd/yyyy</text:span><text:span text:style-name="T6"> </text:span><text:span text:style-name="T1">is the date and</text:span><text:span text:style-name="T11"> XXXXXXXX</text:span><text:span text:style-name="T1"> is the day of the week..</text:span></text:p>
      <text:p text:style-name="P20"/>
      <text:p text:style-name="P23"/>
      <text:p text:style-name="P14"><text:span text:style-name="T1">EXAMPLE:<text:tab/></text:span><text:span text:style-name="T11">Enter date: 02/26/2011</text:span></text:p>
      <text:p text:style-name="P21"><text:tab/><text:tab/>02/26/2011 is a Saturday</text:p>
      <text:p text:style-name="P21"><text:tab/><text:tab/>Enter date: 11/01/1984</text:p>
      <text:p text:style-name="P21"><text:tab/><text:tab/>11/01/1984 is a Thursday</text:p>
      <text:p text:style-name="P27">Enter date: 00/00/0000</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text:soft-page-break/>Problem #3</text:p>
      <text:p text:style-name="P3">JIGGLE YOUR SQUIGGLE</text:p>
      <text:p text:style-name="P3">Advanced</text:p>
      <text:p text:style-name="P5"/>
      <text:p text:style-name="P7">Source File:<text:tab/>problem3.java</text:p>
      <text:p text:style-name="P5"/>
      <text:p text:style-name="P15"><text:span text:style-name="T1">A squiggle is a string of </text:span><text:span text:style-name="T18">n</text:span><text:span text:style-name="T1"> letters. A squiggle is legal if and only if it contains no vowels (A,E,I,O,U). You can make an illegal squiggle legal by giving it a jiggle. The following gives the steps to jiggle your squiggle:</text:span></text:p>
      <text:p text:style-name="P9"/>
      <text:p text:style-name="P42"><text:span text:style-name="T1">1.<text:tab/>Find the left-most vowel. Suppose it is in position </text:span><text:span text:style-name="T11">k</text:span><text:span text:style-name="T1"> where positions are numbered from the left starting at 1.</text:span></text:p>
      <text:p text:style-name="P43"/>
      <text:p text:style-name="P42"><text:span text:style-name="T1">2.<text:tab/>Rotate the character in position </text:span><text:span text:style-name="T11">k</text:span><text:span text:style-name="T1"> and every character to the left of position </text:span><text:span text:style-name="T11">k</text:span><text:span text:style-name="T1">. To rotate the character in position</text:span><text:span text:style-name="T11"> j</text:span><text:span text:style-name="T1">, count forward in the alphabet </text:span><text:span text:style-name="T11">j </text:span><text:span text:style-name="T1">letters and replace the current character with that new one. If you hit </text:span><text:span text:style-name="T11">Z</text:span><text:span text:style-name="T1">, then next wrap around to an </text:span><text:span text:style-name="T11">A</text:span><text:span text:style-name="T1"> and keep going if necessary.</text:span></text:p>
      <text:p text:style-name="P43"/>
      <text:p text:style-name="P43">3.<text:tab/>You must always jiggle from the left to right. So you must go back to the left and fix any new problems (newly appearing vowels), starting with the left-most vowel, before you can proceed to the right.</text:p>
      <text:p text:style-name="P9"/>
      <text:p text:style-name="P9"><text:tab/>4.<text:tab/>Continue to jiggle until your squiggle is legal.</text:p>
      <text:p text:style-name="P9"/>
      <text:p text:style-name="P15"><text:span text:style-name="T1">Here is how to jiggle the illegal squiggle </text:span><text:span text:style-name="T11">AAA</text:span><text:span text:style-name="T1">. The left-most vowel is found in position 1, an </text:span><text:span text:style-name="T11">A</text:span><text:span text:style-name="T1">. Rotate that </text:span><text:span text:style-name="T11">a</text:span><text:span text:style-name="T1"> forward one spot to obtain the illegal squiggle </text:span><text:span text:style-name="T11">BAA</text:span><text:span text:style-name="T1">. The next left-most vowel is found in position 2, another </text:span><text:span text:style-name="T11">A</text:span><text:span text:style-name="T1">. We fix this </text:span><text:span text:style-name="T11">A</text:span><text:span text:style-name="T1"> by rotating it twice and then the first character once giving the illegal squiggle </text:span><text:span text:style-name="T11">CCA</text:span><text:span text:style-name="T1">. The next left-most vowel is found in position 3, again an </text:span><text:span text:style-name="T11">A</text:span><text:span text:style-name="T1">. Now we rotate that </text:span><text:span text:style-name="T11">A</text:span><text:span text:style-name="T1"> three spots, the middle </text:span><text:span text:style-name="T11">C</text:span><text:span text:style-name="T1"> two spots, and the first </text:span><text:span text:style-name="T11">C</text:span><text:span text:style-name="T1"> one spot giving the illegal squiggle </text:span><text:span text:style-name="T11">DED</text:span><text:span text:style-name="T6">. </text:span><text:span text:style-name="T1">A vowel has appeared in position 2, which must be jiggled. Continuing on with this algorithm, we obtain the following squiggles until a legal squiggle is reached: </text:span><text:span text:style-name="T11">AAA &gt; BAA &gt; CCA &gt; DED &gt; EGD &gt; FGD</text:span></text:p>
      <text:p text:style-name="P10"/>
      <text:p text:style-name="P10">The purpose of this problem is to write a program that will convert squiggles into legal squiggles.</text:p>
      <text:p text:style-name="P10"/>
      <text:p text:style-name="P44"><text:span text:style-name="T2">INPUT:<text:tab/>Your program will accept a squiggle at the prompt: </text:span><text:span text:style-name="T12">‘Enter squiggle:</text:span><text:span text:style-name="T2"> ‘. </text:span><text:span text:style-name="T1">Only upper case letters are used in squiggles; no other characters (including whitespaces) are allowed. Any squiggle will contain at most 25 characters. Within this range you are guaranteed to make your squiggle legal. Your program should continue to accept inputs until the squiggle ‘</text:span><text:span text:style-name="T11">QUIT</text:span><text:span text:style-name="T1">’ is entered. At this point your program should terminate without further output.</text:span></text:p>
      <text:p text:style-name="P46"/>
      <text:p text:style-name="P47"><text:span text:style-name="T21">OUTPUT: <text:s/></text:span>For each input squiggle, print out the new squiggle after it has been made legal on the next line after the input.</text:p>
      <text:p text:style-name="P9"/>
      <text:p text:style-name="P16"><text:span text:style-name="T1">EXAMPLE:<text:tab/></text:span><text:span text:style-name="T11">Enter squiggle: AAA</text:span></text:p>
      <text:p text:style-name="P31">FGD</text:p>
      <text:p text:style-name="P31">Enter squiggle: AZAA</text:p>
      <text:p text:style-name="P31">GHMM</text:p>
      <text:p text:style-name="P31">Enter squiggle: HELLO</text:p>
      <text:p text:style-name="P31">MMRPT</text:p>
      <text:p text:style-name="P28">Enter squiggle: QUIT</text:p>
      <text:p text:style-name="P28"/>
      <text:p text:style-name="P28"/>
      <text:p text:style-name="P28"/>
      <text:p text:style-name="P28"/>
      <text:p text:style-name="P28"/>
      <text:p text:style-name="P28"/>
      <text:p text:style-name="P28"/>
      <text:p text:style-name="P28"/>
      <text:p text:style-name="P1"><text:soft-page-break/>Problem #4</text:p>
      <text:p text:style-name="P3">NUMBERS GAME</text:p>
      <text:p text:style-name="P3">Advanced</text:p>
      <text:p text:style-name="P5"/>
      <text:p text:style-name="P7">Source File:<text:tab/>problem4.java</text:p>
      <text:p text:style-name="P22"/>
      <text:p text:style-name="P17"><text:span text:style-name="T1">The purpose of this problem is to find two three-digit integers </text:span><text:span text:style-name="T11">a</text:span><text:span text:style-name="T1"> and </text:span><text:span text:style-name="T11">b</text:span><text:span text:style-name="T1"> such that both the following statements are true:</text:span></text:p>
      <text:p text:style-name="P11"/>
      <text:p text:style-name="P17"><text:span text:style-name="T1">1.<text:tab/>The difference between </text:span><text:span text:style-name="T11">a</text:span><text:span text:style-name="T1"> and </text:span><text:span text:style-name="T11">b</text:span><text:span text:style-name="T1"> is a three-digit perfect square, and</text:span></text:p>
      <text:p text:style-name="P11"/>
      <text:p text:style-name="P17"><text:span text:style-name="T1">2.<text:tab/>The difference between the squares of </text:span><text:span text:style-name="T11">a</text:span><text:span text:style-name="T1"> and </text:span><text:span text:style-name="T11">b</text:span><text:span text:style-name="T1"> is either 1 less or 1 more than the product of </text:span><text:span text:style-name="T11">a</text:span><text:span text:style-name="T1"> and </text:span><text:span text:style-name="T11">b</text:span><text:span text:style-name="T1">.</text:span></text:p>
      <text:p text:style-name="P11"/>
      <text:p text:style-name="P11">INPUT:<text:tab/>There is no input to this problem.</text:p>
      <text:p text:style-name="P11"/>
      <text:p text:style-name="P11">OUTPUT: <text:s/>Output the results in the following form:</text:p>
      <text:p text:style-name="P11"/>
      <text:p text:style-name="P17"><text:span text:style-name="T1"><text:tab/>The two three-digit integers are: <text:s/></text:span><text:span text:style-name="T11">a <text:s/>b</text:span></text:p>
      <text:p text:style-name="P11"/>
      <text:p text:style-name="P45"><text:span text:style-name="T1"><text:tab/>where </text:span><text:span text:style-name="T11">a</text:span><text:span text:style-name="T1"> and </text:span><text:span text:style-name="T11">b</text:span><text:span text:style-name="T1"> are the two three-digit integers that have the properties of 1 and 2. Order of the integers is irrelevant.</text:span></text:p>
      <text:p text:style-name="P11"/>
      <text:p text:style-name="P24"><text:span text:style-name="T1">EXAMPLE:<text:tab/></text:span><text:span text:style-name="T11">The two three-digit integers are: 100 999</text:span></text:p>
      <text:p text:style-name="P25"/>
      <text:p text:style-name="P48">(Note: This is not the correct result!)</text:p>
      <text:p text:style-name="P1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text:soft-page-break/>Problem #5</text:p>
      <text:p text:style-name="P12">SPIRALS</text:p>
      <text:p text:style-name="P12">Advanced</text:p>
      <text:p text:style-name="P26"/>
      <text:p text:style-name="P6">Source file:<text:tab/>problem5.java </text:p>
      <text:p text:style-name="P26"/>
      <text:p text:style-name="P5">Starting with the number 1 and moving to the right in a clockwise direction a 5 by 5 spiral is formed as follows:</text:p>
      <text:p text:style-name="P5"/>
      <text:p text:style-name="P22"><text:tab/><text:tab/><text:tab/><text:tab/>21 22 23 24 25</text:p>
      <text:p text:style-name="P22"><text:tab/><text:tab/><text:tab/><text:tab/>20 <text:s/>7 <text:s/>8 <text:s/>9 10</text:p>
      <text:p text:style-name="P22"><text:tab/><text:tab/><text:tab/><text:tab/>19 <text:s/>6 <text:s/>1 <text:s/>2 11</text:p>
      <text:p text:style-name="P22"><text:tab/><text:tab/><text:tab/><text:tab/>18 <text:s/>5 <text:s/>4 <text:s/>3 12</text:p>
      <text:p text:style-name="P22"><text:tab/><text:tab/><text:tab/><text:tab/>17 16 15 14 13</text:p>
      <text:p text:style-name="P5"/>
      <text:p text:style-name="P5">One can easily verify that the sum of the integers on the diagonals is 101.</text:p>
      <text:p text:style-name="P5"><text:tab/>(21 + 7 + 1 + 3 + 13 + 17 + 5 + 9 + 25 = 101)</text:p>
      <text:p text:style-name="P5"/>
      <text:p text:style-name="P5">If we call this a 5-spiral, one might wonder what the sum of the integers on the diagonals might be for an 11-spiral or a 201-spiral or even a 1001-spiral if formed in the same way. </text:p>
      <text:p text:style-name="P5"/>
      <text:p text:style-name="P18"><text:span text:style-name="T1">The purpose of this problem is to compute the diagonal sum for an </text:span><text:span text:style-name="T11">n</text:span><text:span text:style-name="T1">-spiral given an odd integer </text:span><text:span text:style-name="T11">n</text:span><text:span text:style-name="T1">. </text:span></text:p>
      <text:p text:style-name="P5"/>
      <text:p text:style-name="P37"><text:span text:style-name="T1">INPUT:<text:tab/>Your program should accept a positive odd integer </text:span><text:span text:style-name="T11">n (n ≤ 1001</text:span><text:span text:style-name="T1">) at the prompt “</text:span><text:span text:style-name="T11">Enter integer:</text:span><text:span text:style-name="T1"> “. Your program should continue to accept inputs until a 0 is entered. At this point your program should terminate without further output.</text:span></text:p>
      <text:p text:style-name="P5"/>
      <text:p text:style-name="P36">OUTPUT:<text:tab/>For each entry, you should output a line of the form:</text:p>
      <text:p text:style-name="P36"/>
      <text:p text:style-name="P37"><text:span text:style-name="T1"><text:tab/><text:tab/>Diagonal Sum = </text:span><text:span text:style-name="T11">xxxxx</text:span></text:p>
      <text:p text:style-name="P36"/>
      <text:p text:style-name="P37"><text:span text:style-name="T1"><text:tab/>where </text:span><text:span text:style-name="T11">xxxxx</text:span><text:span text:style-name="T1"> is the desired sum.</text:span></text:p>
      <text:p text:style-name="P36"/>
      <text:p text:style-name="P37"><text:span text:style-name="T1">EXAMPLE:<text:tab/></text:span><text:span text:style-name="T11">Enter integer: 5</text:span></text:p>
      <text:p text:style-name="P38"><text:tab/>Diagonal sum = 101</text:p>
      <text:p text:style-name="P38"><text:tab/>Enter integer: 11</text:p>
      <text:p text:style-name="P38"><text:tab/>Diagonal sum = 961</text:p>
      <text:p text:style-name="P39"><text:tab/><text:tab/>Enter integer: 0</text:p>
      <text:p text:style-name="P41">Problem #6</text:p>
      <text:p text:style-name="P40">RATIONAL NUMBERS</text:p>
      <text:p text:style-name="P40">Advanced</text:p>
      <text:p text:style-name="P40"/>
      <text:p text:style-name="P50">Source file:<text:tab/>problem6.java</text:p>
      <text:p text:style-name="P50"/>
      <text:p text:style-name="P51">The rational numbers are the set of numbers that can be expressed as a ratio of two integers (they are often referred to as “fractions”). The rational numbers include all the integers, as well as numbers like 2/3 (pronounced two thirds or two over three), -4/5, and 7/17. A rational number can be expressed as two integers: a numerator and a denominator, and written n/d, where n is the numerator and d the denominator. Addition, subtraction, multiplication, and division (with operators +, -, *, and /, respectively) are all defined for rational numbers.</text:p>
      <text:p text:style-name="P51"/>
      <text:p text:style-name="P51">There are several technically correct numerators and denominators for each rational number. For example, 2/3 is the same as 4/6. However, it is generally preferred that rational numbers be expressed in “lowest terms” or “simplest form”, which is where the numerator and denominator share no common factors except 1. (Another way to look at it is that the numerator and denominator are the smallest possible integers to express that rational number.) Also, if a rational number is negative, the negative sign usually precedes the numerator (or, where the fraction bar is written horizontally, directly to the left of the bar). If the rational number is positive, no negative signs appear in its written representation. </text:p>
      <text:p text:style-name="P51"/>
      <text:p text:style-name="P51">Many programming languages (Java included) have no predefined type for rational numbers. Although floating point numbers can be substituted for rational numbers, using floating point results in loss of accuracy. The purpose of this problem is to do computations on rational numbers without loss of accuracy, giving the results as rational numbers. Your program does not need to handle any division by 0 case (either of the denominators being zero, or the second operand being zero when the operation is division).</text:p>
      <text:p text:style-name="P51"/>
      <text:p text:style-name="P51">INPUT:<text:tab/><text:tab/>Your program should accept a series of inputs of the form 'n1/d1 operation n2/d2', where n1 and <text:tab/><text:tab/>n2 are the numerators of their respective numbers, d1 and d2 are the denominators, and <text:tab/><text:tab/><text:tab/>'operation' is either +, -, *, or /. When your program receives the input “0/0 + 0/0”, it should end. <text:tab/><text:tab/><text:tab/>You may assume that the input is in the same form as the output.</text:p>
      <text:p text:style-name="P51"/>
      <text:p text:style-name="P51">OUTPUT:<text:tab/>The output should be a single rational number, expressed as 'n/d', where n is the numerator and <text:tab/><text:tab/>d the denominator. It should be in lowest terms (n and d should share no common factors except <text:tab/><text:tab/>1). If the number is positive, no negative sign should appear in the output, and if it is negative, a <text:tab/><text:tab/><text:tab/>negative sign should appear in the numerator, as in '-n/d'. If the denominator is 1, the answer <text:tab/><text:tab/><text:tab/>should be printed as an integer. Each line of output should immediately follow its input. </text:p>
      <text:p text:style-name="P51"/>
      <text:p text:style-name="P51">EXAMPLE: <text:tab/><text:span text:style-name="T11">3/4 + 1/4 </text:span></text:p>
      <text:p text:style-name="P57"><text:tab/><text:tab/>1</text:p>
      <text:p text:style-name="P57"><text:tab/><text:tab/>1/3 – 5/7 </text:p>
      <text:p text:style-name="P57"><text:tab/><text:tab/>-8/21</text:p>
      <text:p text:style-name="P57"><text:tab/><text:tab/>-1/3 * -3/4 </text:p>
      <text:p text:style-name="P57"><text:tab/><text:tab/>1/4 </text:p>
      <text:p text:style-name="P57"><text:tab/><text:tab/>-7/8 / 1/8</text:p>
      <text:p text:style-name="P57"><text:tab/><text:tab/>-7</text:p>
      <text:p text:style-name="P57"><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Normal_20__28_Web_29_" style:display-name="Normal (Web)" style:family="paragraph" style:parent-style-name="Standard">
      <style:paragraph-properties fo:margin-top="0.0693in" fo:margin-bottom="0.0693in"/>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ne Miller</meta:initial-creator>
    <meta:creation-date>2014-11-13T12:21:24</meta:creation-date>
    <dc:date>2014-11-17T18:25:44.02</dc:date>
    <meta:editing-duration>P3DT12H50M57S</meta:editing-duration>
    <meta:editing-cycles>18</meta:editing-cycles>
    <meta:generator>OpenOffice.org/3.4.1$Win32 OpenOffice.org_project/341m1$Build-9593</meta:generator>
    <meta:document-statistic meta:table-count="0" meta:image-count="0" meta:object-count="0" meta:page-count="6" meta:paragraph-count="121" meta:word-count="1841" meta:character-count="10011"/>
  </office:meta>
</office:document-meta>
</file>